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59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margin-top="0cm" fo:margin-bottom="0cm" fo:text-align="center" fo:text-indent="-1.27cm" style:text-autospace="none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Segoe UI1" style:font-size-asian="24pt" style:font-style-asian="normal" style:font-weight-asian="bold" style:font-name-complex="Segoe UI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5pt" fo:font-style="normal" fo:text-shadow="none" style:text-underline-style="none" fo:font-weight="bold" style:letter-kerning="true" style:font-name-asian="Segoe UI1" style:font-size-asian="35pt" style:font-style-asian="normal" style:font-weight-asian="bold" style:font-name-complex="Segoe UI1" style:font-size-complex="3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4pt" fo:font-style="normal" fo:text-shadow="none" style:text-underline-style="none" fo:font-weight="bold" style:letter-kerning="true" style:font-name-asian="Segoe UI1" style:font-size-asian="34pt" style:font-style-asian="normal" style:font-weight-asian="bold" style:font-name-complex="Segoe UI1" style:font-size-complex="3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Segoe UI1" style:font-size-asian="16pt" style:font-style-asian="normal" style:font-weight-asian="normal" style:font-name-complex="Segoe U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" fo:font-size="20pt" fo:font-style="normal" fo:text-shadow="none" style:text-underline-style="none" fo:font-weight="normal" style:letter-kerning="true" style:font-name-asian="Segoe UI1" style:font-size-asian="20pt" style:font-style-asian="normal" style:font-weight-asian="normal" style:font-name-complex="Segoe U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1" style:font-size-asian="20pt" style:font-style-asian="normal" style:font-weight-asian="normal" style:font-name-complex="Segoe UI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778cm" svg:y="0.762cm">
          <draw:text-box>
            <text:p text:style-name="P1"><text:span text:style-name="T1">HYMN #498</text:span></text:p>
            <text:p text:style-name="P1"><text:span text:style-name="T2">“</text:span><text:span text:style-name="T2">Come, Holy Ghost, Creator Blest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892cm" svg:height="7.011cm" svg:x="1.524cm" svg:y="0.609cm">
          <draw:text-box>
            <text:p text:style-name="P1"><text:span text:style-name="T3">1.</text:span><text:span text:style-name="T4"><text:tab/></text:span><text:span text:style-name="T4">Come, Holy Ghost, Creator blest,</text:span><text:span text:style-name="T4"><text:line-break/></text:span><text:span text:style-name="T4">And make our hearts Your place of rest;</text:span><text:span text:style-name="T4"><text:line-break/></text:span><text:span text:style-name="T4">Come with Your grace and heav’nly aid,</text:span><text:span text:style-name="T4"><text:line-break/></text:span><text:span text:style-name="T4">And fill the hearts which You have ma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6" draw:layer="layout" svg:width="24.384cm" svg:height="7.011cm" svg:x="1.778cm" svg:y="1.016cm">
          <draw:text-box>
            <text:p text:style-name="P5"><text:span text:style-name="T5">2.</text:span><text:span text:style-name="T6"> To You, the Counselor, we cry,</text:span></text:p>
            <text:p text:style-name="P5"><text:span text:style-name="T6">To You, the gift of God Most High;</text:span></text:p>
            <text:p text:style-name="P5"><text:span text:style-name="T6">The fount of life, the fire of love,</text:span></text:p>
            <text:p text:style-name="P5"><text:span text:style-name="T6">The soul’s anointing from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8" draw:layer="layout" svg:width="24.638cm" svg:height="7.011cm" svg:x="1.778cm" svg:y="1.27cm">
          <draw:text-box>
            <text:p text:style-name="P7"><text:span text:style-name="T5">3.</text:span><text:span text:style-name="T6"> In You, with graces sevenfold,</text:span><text:span text:style-name="T6"><text:line-break/></text:span><text:span text:style-name="T6">We God’s almighty hand behold</text:span><text:span text:style-name="T6"><text:line-break/></text:span><text:span text:style-name="T6">While You with tongues of fire proclaim</text:span><text:span text:style-name="T6"><text:line-break/></text:span><text:span text:style-name="T6">To all the world His holy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8" draw:layer="layout" svg:width="24.892cm" svg:height="7.011cm" svg:x="1.524cm" svg:y="1.016cm">
          <draw:text-box>
            <text:p text:style-name="P7"><text:span text:style-name="T5">4.</text:span><text:span text:style-name="T6"> Your light to ev’ry thought impart,</text:span><text:span text:style-name="T6"><text:line-break/></text:span><text:span text:style-name="T6">And shed Your love in ev’ry heart;</text:span><text:span text:style-name="T6"><text:line-break/></text:span><text:span text:style-name="T6">The weakness of our mortal state</text:span><text:span text:style-name="T6"><text:line-break/></text:span><text:span text:style-name="T6">With deathless might invigorat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8" draw:layer="layout" svg:width="24.892cm" svg:height="7.011cm" svg:x="1.524cm" svg:y="1.016cm">
          <draw:text-box>
            <text:p text:style-name="P7"><text:span text:style-name="T5">5.</text:span><text:span text:style-name="T6"> Drive far away our wily foe,</text:span><text:span text:style-name="T6"><text:line-break/></text:span><text:span text:style-name="T6">And Your abiding peace bestow;</text:span><text:span text:style-name="T6"><text:line-break/></text:span><text:span text:style-name="T6">With You as our protecting guide,</text:span><text:span text:style-name="T6"><text:line-break/></text:span><text:span text:style-name="T6">No evil can with us ab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6" draw:layer="layout" svg:width="24.892cm" svg:height="7.011cm" svg:x="1.524cm" svg:y="1.016cm">
          <draw:text-box>
            <text:p text:style-name="P5"><text:span text:style-name="T5">6.</text:span><text:span text:style-name="T6"> Teach us to know the Father, Son,</text:span></text:p>
            <text:p text:style-name="P5"><text:span text:style-name="T6">And You, from both, as Three in One</text:span></text:p>
            <text:p text:style-name="P5"><text:span text:style-name="T6">That we Your name may ever bless</text:span></text:p>
            <text:p text:style-name="P5"><text:span text:style-name="T6">And in our lives the truth conf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4" draw:text-style-name="P10" draw:layer="layout" svg:width="24.892cm" svg:height="11.847cm" svg:x="1.547cm" svg:y="0.993cm">
          <draw:text-box>
            <text:p text:style-name="P5"><text:span text:style-name="T5">7.</text:span><text:span text:style-name="T6"> Praise we the Father and the Son</text:span></text:p>
            <text:p text:style-name="P5"><text:span text:style-name="T6">And Holy Spirit, with them One,</text:span></text:p>
            <text:p text:style-name="P5"><text:span text:style-name="T6">And may the Son on us bestow</text:span></text:p>
            <text:p text:style-name="P5"><text:span text:style-name="T7">The gifts that from the Spirit flow!</text:span><text:span text:style-name="T8"> Amen.</text:span></text:p>
            <text:p text:style-name="P9"><text:span text:style-name="T9"/></text:p>
            <text:p text:style-name="P9"><text:span text:style-name="T10"/></text:p>
            <text:p text:style-name="P9"><text:span text:style-name="T10"/></text:p>
            <text:p text:style-name="P9"><text:span text:style-name="T11"><text:s text:c="9"/></text:span><text:span text:style-name="T12"><text:s text:c="3"/></text:span><text:span text:style-name="T12">Public domain</text:span></text:p>
            <text:p text:style-name="P9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2T12:53:43.580000000</meta:creation-date>
    <dc:title>Hymn template</dc:title>
    <meta:editing-duration>PT12M38S</meta:editing-duration>
    <meta:editing-cycles>12</meta:editing-cycles>
    <meta:generator>LibreOffice/6.1.3.2$Windows_X86_64 LibreOffice_project/86daf60bf00efa86ad547e59e09d6bb77c699acb</meta:generator>
    <meta:initial-creator>Arthur Hoch</meta:initial-creator>
    <dc:date>2019-01-19T20:14:35.191000000</dc:date>
    <meta:document-statistic meta:object-count="141"/>
    <meta:template xlink:type="simple" xlink:actuate="onRequest" xlink:title="Hymn template" xlink:href="../../AppData/Roaming/LibreOffice/4/user/template/Worship%20Templsates/Hymn%20template.otp" meta:date="2015-05-22T12:53:43.299000000"/>
  </office:meta>
</office:document-meta>
</file>